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ManagerSupport.deploy( String serviceUnitName ,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ManagerSupport.stop( String servi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ManagerSupport.undeploy( String serviceUnitName ,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ManagerSupport.init( String serviceUnitName ,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ManagerSupport.shutDown( String saervi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ManagerSupport.start( String servi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